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2546473921944462" text:style-name="Outline">
        <text:list-item>
          <text:h text:style-name="P3" text:outline-level="1">Firestore-Sete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2-3-2019</text:p>
      <text:p text:style-name="Standard"/>
      <text:p text:style-name="P1">Programa:</text:p>
      <text:p text:style-name="P1"/>
      <text:p text:style-name="P1">Fuente:<text:tab/><text:a xlink:type="simple" xlink:href="https://codelabs.developers.google.com/codelabs/flutter-firebase/#2" text:style-name="Internet_20_link" text:visited-style-name="Visited_20_Internet_20_Link">codelab</text:a></text:p>
      <text:p text:style-name="P1"><text:tab/><text:tab/><text:a xlink:type="simple" xlink:href="https://stackoverflow.com/questions/18724654/could-i-submit-app-to-appstore-without-ios-device/44157307#44157307" text:style-name="Internet_20_link" text:visited-style-name="Visited_20_Internet_20_Link">sin dispositiv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3-12T09:16:03</meta:creation-date>
    <meta:editing-duration>PT19M58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0" meta:word-count="18" meta:character-count="159"/>
    <dc:date>2019-03-12T10:37:01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